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56" office:value-type="float" office:value="2900">
            <text:p>2900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table:number-columns-repeated="2"/>
          <table:table-cell table:style-name="ce2" table:formula="of:=SUM([.B3:.F3])" office:value-type="float" office:value="29400">
            <text:p>29400</text:p>
          </table:table-cell>
          <table:table-cell table:style-name="ce8" table:formula="of:=SUM([.B28:.F28])" office:value-type="float" office:value="1377.55257709491">
            <text:p>1377.5525770949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1377.55257709491">
            <text:p>1377.5525770949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1377.55257709491">
            <text:p>1377.5525770949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982.815734989648">
            <text:p>982.8157349896</text:p>
          </table:table-cell>
          <table:table-cell office:value-type="string">
            <text:p>Արեգ</text:p>
          </table:table-cell>
          <table:table-cell table:style-name="Default"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377.55257709491">
            <text:p>1377.5525770949</text:p>
          </table:table-cell>
          <table:table-cell table:style-name="ce43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377.55257709491">
            <text:p>1377.5525770949</text:p>
          </table:table-cell>
          <table:table-cell table:style-name="ce43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377.55257709491">
            <text:p>1377.5525770949</text:p>
          </table:table-cell>
          <table:table-cell office:value-type="string">
            <text:p>Հասմիկ Դ․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1377.55257709491">
            <text:p>1377.5525770949</text:p>
          </table:table-cell>
          <table:table-cell table:style-name="ce43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A28:.E28])" office:value-type="float" office:value="1377.55257709491">
            <text:p>1377.5525770949</text:p>
          </table:table-cell>
          <table:table-cell office:value-type="string">
            <text:p>Ժոզեֆ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)" office:value-type="float" office:value="747.117794486216">
            <text:p>747.1177944862</text:p>
          </table:table-cell>
          <table:table-cell table:style-name="ce43" office:value-type="string">
            <text:p>Սարգիս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table:number-columns-repeated="3"/>
          <table:table-cell table:formula="of:=SUM([.B28];[.C28];[.F28])" office:value-type="float" office:value="747.117794486216">
            <text:p>747.1177944862</text:p>
          </table:table-cell>
          <table:table-cell table:style-name="ce43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table:number-columns-repeated="3"/>
          <table:table-cell table:formula="of:=SUM([.D28:.F28])" office:value-type="float" office:value="630.434782608696">
            <text:p>630.4347826087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982.815734989648">
            <text:p>982.8157349896</text:p>
          </table:table-cell>
          <table:table-cell office:value-type="string">
            <text:p>Սերյոժ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377.55257709491">
            <text:p>1377.5525770949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377.55257709491">
            <text:p>1377.5525770949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office:value-type="string">
            <text:p>10000-46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377.55257709491">
            <text:p>1377.5525770949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377.55257709491">
            <text:p>1377.5525770949</text:p>
          </table:table-cell>
          <table:table-cell table:style-name="ce45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28];[.C28];[.E28];[.F28])" office:value-type="float" office:value="747.117794486216">
            <text:p>747.1177944862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377.55257709491">
            <text:p>1377.5525770949</text:p>
          </table:table-cell>
          <table:table-cell office:value-type="string">
            <text:p>Տաթև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1025.17162471396">
            <text:p>1025.171624714</text:p>
          </table:table-cell>
          <table:table-cell office:value-type="string">
            <text:p>Մովսես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982.815734989648">
            <text:p>982.8157349896</text:p>
          </table:table-cell>
          <table:table-cell table:style-name="ce50" office:value-type="string">
            <text:p>Մարինե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3" office:value-type="float" office:value="630.434782608696">
            <text:p>630.4347826087</text:p>
          </table:table-cell>
          <table:table-cell table:style-name="ce2" table:formula="of:=[.E3]/19" office:value-type="float" office:value="0">
            <text:p>0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D28])" office:value-type="float" office:value="630.434782608696">
            <text:p>630.4347826087</text:p>
          </table:table-cell>
          <table:table-cell table:style-name="ce5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1377.55257709491">
            <text:p>1377.5525770949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377.55257709491">
            <text:p>1377.5525770949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28139.1304347826">
            <text:p>28139.1304347826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35" office:value-type="float" office:value="26000">
            <text:p>26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2/10/2016</text:date>, <text:time>11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0T11:04:50</dc:date>
    <meta:editing-duration>P4DT11H45M2S</meta:editing-duration>
    <meta:editing-cycles>1794</meta:editing-cycles>
    <meta:generator>OpenOffice/4.1.1$Unix OpenOffice.org_project/411m6$Build-9775</meta:generator>
    <dc:creator>Hasmik Dabaghyan</dc:creator>
    <meta:document-statistic meta:table-count="11" meta:cell-count="4298" meta:object-count="0"/>
  </office:meta>
</office:document-meta>
</file>